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7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1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  <style:map style:condition="is-true-formula([$Tabelle1.C$23]=1)" style:apply-style-name="Unbenannt4" style:base-cell-address="Tabelle1.A1"/>
      <style:map style:condition="is-true-formula([$Tabelle1.C$23]=2)" style:apply-style-name="Unbenannt5" style:base-cell-address="Tabelle1.A1"/>
      <style:map style:condition="is-true-formula([$Tabelle1.C$23]=3)" style:apply-style-name="Unbenannt6" style:base-cell-address="Tabelle1.A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cell-protect="none" style:print-content="true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cell-protect="none" style:print-content="true"/>
      <style:text-properties fo:font-size="13pt" fo:font-weight="bold" style:font-size-asian="13pt" style:font-weight-asian="bold" style:font-size-complex="13pt" style:font-weight-complex="bold"/>
      <style:map style:condition="is-true-formula([$Tabelle1.C$23]=1)" style:apply-style-name="Unbenannt4" style:base-cell-address="Tabelle1.A1"/>
      <style:map style:condition="is-true-formula([$Tabelle1.C$23]=2)" style:apply-style-name="Unbenannt5" style:base-cell-address="Tabelle1.A1"/>
      <style:map style:condition="is-true-formula([$Tabelle1.C$23]=3)" style:apply-style-name="Unbenannt6" style:base-cell-address="Tabelle1.A1"/>
    </style:style>
    <style:style style:name="ce7" style:family="table-cell" style:parent-style-name="Default">
      <style:map style:condition="cell-content()&lt;0" style:apply-style-name="Unbenannt2" style:base-cell-address="Tabelle1.C3"/>
      <style:map style:condition="cell-content()&gt;0" style:apply-style-name="Unbenannt1" style:base-cell-address="Tabelle1.C3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&lt;0" style:apply-style-name="Unbenannt1" style:base-cell-address="Tabelle1.Q3"/>
      <style:map style:condition="cell-content()&gt;0" style:apply-style-name="Unbenannt2" style:base-cell-address="Tabelle1.Q3"/>
      <style:map style:condition="cell-content()=0" style:apply-style-name="Unbenannt3" style:base-cell-address="Tabelle1.Q3"/>
    </style:style>
  </office:automatic-styles>
  <office:body>
    <office:spreadsheet>
      <table:calculation-settings table:automatic-find-labels="false"/>
      <table:table table:name="Tabelle1" table:style-name="ta1" table:protected="true">
        <loext:table-protection loext:select-unprotected-cells="true"/>
        <table:table-column table:style-name="co1" table:number-columns-repeated="1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ieler1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Spieler2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Spieler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Spieler4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Spieler5</text:p>
          </table:table-cell>
          <table:covered-table-cell table:number-columns-repeated="2" table:style-name="ce6"/>
          <table:table-cell table:style-name="ce8" table:number-columns-repeated="1009"/>
        </table:table-row>
        <table:table-row table:style-name="ro2">
          <table:table-cell table:style-name="ce2" office:value-type="string" calcext:value-type="string">
            <text:p>Tip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Tip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Tip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Tip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Punkte</text:p>
          </table:table-cell>
          <table:table-cell table:style-name="ce2" office:value-type="string" calcext:value-type="string">
            <text:p>Tipp</text:p>
          </table:table-cell>
          <table:table-cell table:style-name="ce2" office:value-type="string" calcext:value-type="string">
            <text:p>Ergebnis</text:p>
          </table:table-cell>
          <table:table-cell table:style-name="ce2" office:value-type="string" calcext:value-type="string">
            <text:p>Punkte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Fehler</text:p>
          </table:table-cell>
          <table:table-cell table:style-name="ce2" table:number-columns-repeated="100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B3]);&quot;&quot;;IF([.A3]=[.B3];10+2*[.A3];-2*ABS([.A3]-[.B3])))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IF(ISBLANK([.E3]);&quot;&quot;;IF([.D3]=[.E3];10+2*[.D3];-2*ABS([.D3]-[.E3])))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H3]);&quot;&quot;;IF([.G3]=[.H3];10+2*[.G3];-2*ABS([.G3]-[.H3])))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K3]);&quot;&quot;;IF([.J3]=[.K3];10+2*[.J3];-2*ABS([.J3]-[.K3])))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N3]);&quot;&quot;;IF([.M3]=[.N3];10+2*[.M3];-2*ABS([.M3]-[.N3])))" office:value-type="float" office:value="10" calcext:value-type="float">
            <text:p>10</text:p>
          </table:table-cell>
          <table:table-cell table:formula="of:=SUM([.M3];[.J3];[.G3];[.D3];[.A3])" office:value-type="float" office:value="2" calcext:value-type="float">
            <text:p>2</text:p>
          </table:table-cell>
          <table:table-cell table:style-name="ce9" table:formula="of:=IF((ROW([.Q3])-2)&lt;=10;[.P3]-(ROW([.Q3])-2);[.P3]-(22-ROW([.Q3]))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B4]);&quot;&quot;;IF([.A4]=[.B4];10+2*[.A4];-2*ABS([.A4]-[.B4])))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E4]);&quot;&quot;;IF([.D4]=[.E4];10+2*[.D4];-2*ABS([.D4]-[.E4])))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H4]);&quot;&quot;;IF([.G4]=[.H4];10+2*[.G4];-2*ABS([.G4]-[.H4])))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K4]);&quot;&quot;;IF([.J4]=[.K4];10+2*[.J4];-2*ABS([.J4]-[.K4])))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N4]);&quot;&quot;;IF([.M4]=[.N4];10+2*[.M4];-2*ABS([.M4]-[.N4])))" office:value-type="float" office:value="12" calcext:value-type="float">
            <text:p>12</text:p>
          </table:table-cell>
          <table:table-cell table:formula="of:=SUM([.M4];[.J4];[.G4];[.D4];[.A4])" office:value-type="float" office:value="3" calcext:value-type="float">
            <text:p>3</text:p>
          </table:table-cell>
          <table:table-cell table:style-name="ce9" table:formula="of:=IF((ROW([.Q4])-2)&lt;=10;[.P4]-(ROW([.Q4])-2);[.P4]-(22-ROW([.Q4]))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B5]);&quot;&quot;;IF([.A5]=[.B5];10+2*[.A5];-2*ABS([.A5]-[.B5])))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E5]);&quot;&quot;;IF([.D5]=[.E5];10+2*[.D5];-2*ABS([.D5]-[.E5])))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IF(ISBLANK([.H5]);&quot;&quot;;IF([.G5]=[.H5];10+2*[.G5];-2*ABS([.G5]-[.H5])))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K5]);&quot;&quot;;IF([.J5]=[.K5];10+2*[.J5];-2*ABS([.J5]-[.K5])))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N5]);&quot;&quot;;IF([.M5]=[.N5];10+2*[.M5];-2*ABS([.M5]-[.N5])))" office:value-type="float" office:value="10" calcext:value-type="float">
            <text:p>10</text:p>
          </table:table-cell>
          <table:table-cell table:formula="of:=SUM([.M5];[.J5];[.G5];[.D5];[.A5])" office:value-type="float" office:value="1" calcext:value-type="float">
            <text:p>1</text:p>
          </table:table-cell>
          <table:table-cell table:style-name="ce9" table:formula="of:=IF((ROW([.Q5])-2)&lt;=10;[.P5]-(ROW([.Q5])-2);[.P5]-(22-ROW([.Q5])))" office:value-type="float" office:value="-2" calcext:value-type="float">
            <text:p>-2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B6]);&quot;&quot;;IF([.A6]=[.B6];10+2*[.A6];-2*ABS([.A6]-[.B6])))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E6]);&quot;&quot;;IF([.D6]=[.E6];10+2*[.D6];-2*ABS([.D6]-[.E6])))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H6]);&quot;&quot;;IF([.G6]=[.H6];10+2*[.G6];-2*ABS([.G6]-[.H6])))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K6]);&quot;&quot;;IF([.J6]=[.K6];10+2*[.J6];-2*ABS([.J6]-[.K6])))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IF(ISBLANK([.N6]);&quot;&quot;;IF([.M6]=[.N6];10+2*[.M6];-2*ABS([.M6]-[.N6])))" office:value-type="float" office:value="-2" calcext:value-type="float">
            <text:p>-2</text:p>
          </table:table-cell>
          <table:table-cell table:formula="of:=SUM([.M6];[.J6];[.G6];[.D6];[.A6])" office:value-type="float" office:value="5" calcext:value-type="float">
            <text:p>5</text:p>
          </table:table-cell>
          <table:table-cell table:style-name="ce9" table:formula="of:=IF((ROW([.Q6])-2)&lt;=10;[.P6]-(ROW([.Q6])-2);[.P6]-(22-ROW([.Q6]))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IF(ISBLANK([.B7]);&quot;&quot;;IF([.A7]=[.B7];10+2*[.A7];-2*ABS([.A7]-[.B7])))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E7]);&quot;&quot;;IF([.D7]=[.E7];10+2*[.D7];-2*ABS([.D7]-[.E7])))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H7]);&quot;&quot;;IF([.G7]=[.H7];10+2*[.G7];-2*ABS([.G7]-[.H7])))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K7]);&quot;&quot;;IF([.J7]=[.K7];10+2*[.J7];-2*ABS([.J7]-[.K7])))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N7]);&quot;&quot;;IF([.M7]=[.N7];10+2*[.M7];-2*ABS([.M7]-[.N7])))" office:value-type="float" office:value="14" calcext:value-type="float">
            <text:p>14</text:p>
          </table:table-cell>
          <table:table-cell table:formula="of:=SUM([.M7];[.J7];[.G7];[.D7];[.A7])" office:value-type="float" office:value="6" calcext:value-type="float">
            <text:p>6</text:p>
          </table:table-cell>
          <table:table-cell table:style-name="ce9" table:formula="of:=IF((ROW([.Q7])-2)&lt;=10;[.P7]-(ROW([.Q7])-2);[.P7]-(22-ROW([.Q7]))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B8]);&quot;&quot;;IF([.A8]=[.B8];10+2*[.A8];-2*ABS([.A8]-[.B8])))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IF(ISBLANK([.E8]);&quot;&quot;;IF([.D8]=[.E8];10+2*[.D8];-2*ABS([.D8]-[.E8])))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H8]);&quot;&quot;;IF([.G8]=[.H8];10+2*[.G8];-2*ABS([.G8]-[.H8])))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K8]);&quot;&quot;;IF([.J8]=[.K8];10+2*[.J8];-2*ABS([.J8]-[.K8])))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N8]);&quot;&quot;;IF([.M8]=[.N8];10+2*[.M8];-2*ABS([.M8]-[.N8])))" office:value-type="float" office:value="10" calcext:value-type="float">
            <text:p>10</text:p>
          </table:table-cell>
          <table:table-cell table:formula="of:=SUM([.M8];[.J8];[.G8];[.D8];[.A8])" office:value-type="float" office:value="4" calcext:value-type="float">
            <text:p>4</text:p>
          </table:table-cell>
          <table:table-cell table:style-name="ce9" table:formula="of:=IF((ROW([.Q8])-2)&lt;=10;[.P8]-(ROW([.Q8])-2);[.P8]-(22-ROW([.Q8])))" office:value-type="float" office:value="-2" calcext:value-type="float">
            <text:p>-2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B9]);&quot;&quot;;IF([.A9]=[.B9];10+2*[.A9];-2*ABS([.A9]-[.B9])))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E9]);&quot;&quot;;IF([.D9]=[.E9];10+2*[.D9];-2*ABS([.D9]-[.E9])))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H9]);&quot;&quot;;IF([.G9]=[.H9];10+2*[.G9];-2*ABS([.G9]-[.H9])))" office:value-type="float" office:value="-2" calcext:value-type="float">
            <text:p>-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IF(ISBLANK([.K9]);&quot;&quot;;IF([.J9]=[.K9];10+2*[.J9];-2*ABS([.J9]-[.K9])))" office:value-type="float" office:value="-2" calcext:value-type="float">
            <text:p>-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N9]);&quot;&quot;;IF([.M9]=[.N9];10+2*[.M9];-2*ABS([.M9]-[.N9])))" office:value-type="float" office:value="12" calcext:value-type="float">
            <text:p>12</text:p>
          </table:table-cell>
          <table:table-cell table:formula="of:=SUM([.M9];[.J9];[.G9];[.D9];[.A9])" office:value-type="float" office:value="7" calcext:value-type="float">
            <text:p>7</text:p>
          </table:table-cell>
          <table:table-cell table:style-name="ce9" table:formula="of:=IF((ROW([.Q9])-2)&lt;=10;[.P9]-(ROW([.Q9])-2);[.P9]-(22-ROW([.Q9]))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B10]);&quot;&quot;;IF([.A10]=[.B10];10+2*[.A10];-2*ABS([.A10]-[.B10])))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E10]);&quot;&quot;;IF([.D10]=[.E10];10+2*[.D10];-2*ABS([.D10]-[.E10])))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7" table:formula="of:=IF(ISBLANK([.H10]);&quot;&quot;;IF([.G10]=[.H10];10+2*[.G10];-2*ABS([.G10]-[.H10])))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K10]);&quot;&quot;;IF([.J10]=[.K10];10+2*[.J10];-2*ABS([.J10]-[.K10])))" office:value-type="float" office:value="-2" calcext:value-type="float">
            <text:p>-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7" table:formula="of:=IF(ISBLANK([.N10]);&quot;&quot;;IF([.M10]=[.N10];10+2*[.M10];-2*ABS([.M10]-[.N10])))" office:value-type="float" office:value="-4" calcext:value-type="float">
            <text:p>-4</text:p>
          </table:table-cell>
          <table:table-cell table:formula="of:=SUM([.M10];[.J10];[.G10];[.D10];[.A10])" office:value-type="float" office:value="9" calcext:value-type="float">
            <text:p>9</text:p>
          </table:table-cell>
          <table:table-cell table:style-name="ce9" table:formula="of:=IF((ROW([.Q10])-2)&lt;=10;[.P10]-(ROW([.Q10])-2);[.P10]-(22-ROW([.Q10]))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B11]);&quot;&quot;;IF([.A11]=[.B11];10+2*[.A11];-2*ABS([.A11]-[.B11])))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IF(ISBLANK([.E11]);&quot;&quot;;IF([.D11]=[.E11];10+2*[.D11];-2*ABS([.D11]-[.E11])))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H11]);&quot;&quot;;IF([.G11]=[.H11];10+2*[.G11];-2*ABS([.G11]-[.H11])))" office:value-type="float" office:value="-2" calcext:value-type="float">
            <text:p>-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K11]);&quot;&quot;;IF([.J11]=[.K11];10+2*[.J11];-2*ABS([.J11]-[.K11])))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N11]);&quot;&quot;;IF([.M11]=[.N11];10+2*[.M11];-2*ABS([.M11]-[.N11])))" office:value-type="float" office:value="-2" calcext:value-type="float">
            <text:p>-2</text:p>
          </table:table-cell>
          <table:table-cell table:formula="of:=SUM([.M11];[.J11];[.G11];[.D11];[.A11])" office:value-type="float" office:value="6" calcext:value-type="float">
            <text:p>6</text:p>
          </table:table-cell>
          <table:table-cell table:style-name="ce9" table:formula="of:=IF((ROW([.Q11])-2)&lt;=10;[.P11]-(ROW([.Q11])-2);[.P11]-(22-ROW([.Q11])))" office:value-type="float" office:value="-3" calcext:value-type="float">
            <text:p>-3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B12]);&quot;&quot;;IF([.A12]=[.B12];10+2*[.A12];-2*ABS([.A12]-[.B12])))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IF(ISBLANK([.E12]);&quot;&quot;;IF([.D12]=[.E12];10+2*[.D12];-2*ABS([.D12]-[.E12])))" office:value-type="float" office:value="-2" calcext:value-type="float">
            <text:p>-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H12]);&quot;&quot;;IF([.G12]=[.H12];10+2*[.G12];-2*ABS([.G12]-[.H12])))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7" table:formula="of:=IF(ISBLANK([.K12]);&quot;&quot;;IF([.J12]=[.K12];10+2*[.J12];-2*ABS([.J12]-[.K12])))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N12]);&quot;&quot;;IF([.M12]=[.N12];10+2*[.M12];-2*ABS([.M12]-[.N12])))" office:value-type="float" office:value="-2" calcext:value-type="float">
            <text:p>-2</text:p>
          </table:table-cell>
          <table:table-cell table:formula="of:=SUM([.M12];[.J12];[.G12];[.D12];[.A12])" office:value-type="float" office:value="14" calcext:value-type="float">
            <text:p>14</text:p>
          </table:table-cell>
          <table:table-cell table:style-name="ce9" table:formula="of:=IF((ROW([.Q12])-2)&lt;=10;[.P12]-(ROW([.Q12])-2);[.P12]-(22-ROW([.Q12])))"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B13]);&quot;&quot;;IF([.A13]=[.B13];10+2*[.A13];-2*ABS([.A13]-[.B13])))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E13]);&quot;&quot;;IF([.D13]=[.E13];10+2*[.D13];-2*ABS([.D13]-[.E13])))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IF(ISBLANK([.H13]);&quot;&quot;;IF([.G13]=[.H13];10+2*[.G13];-2*ABS([.G13]-[.H13])))" office:value-type="float" office:value="-2" calcext:value-type="float">
            <text:p>-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7" table:formula="of:=IF(ISBLANK([.K13]);&quot;&quot;;IF([.J13]=[.K13];10+2*[.J13];-2*ABS([.J13]-[.K13])))" office:value-type="float" office:value="22" calcext:value-type="float">
            <text:p>2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N13]);&quot;&quot;;IF([.M13]=[.N13];10+2*[.M13];-2*ABS([.M13]-[.N13])))" office:value-type="float" office:value="14" calcext:value-type="float">
            <text:p>14</text:p>
          </table:table-cell>
          <table:table-cell table:formula="of:=SUM([.M13];[.J13];[.G13];[.D13];[.A13])" office:value-type="float" office:value="11" calcext:value-type="float">
            <text:p>11</text:p>
          </table:table-cell>
          <table:table-cell table:style-name="ce9" table:formula="of:=IF((ROW([.Q13])-2)&lt;=10;[.P13]-(ROW([.Q13])-2);[.P13]-(22-ROW([.Q13])))"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IF(ISBLANK([.B14]);&quot;&quot;;IF([.A14]=[.B14];10+2*[.A14];-2*ABS([.A14]-[.B14])))" office:value-type="float" office:value="-2" calcext:value-type="float">
            <text:p>-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E14]);&quot;&quot;;IF([.D14]=[.E14];10+2*[.D14];-2*ABS([.D14]-[.E14])))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H14]);&quot;&quot;;IF([.G14]=[.H14];10+2*[.G14];-2*ABS([.G14]-[.H14])))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7" table:formula="of:=IF(ISBLANK([.K14]);&quot;&quot;;IF([.J14]=[.K14];10+2*[.J14];-2*ABS([.J14]-[.K14])))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N14]);&quot;&quot;;IF([.M14]=[.N14];10+2*[.M14];-2*ABS([.M14]-[.N14])))" office:value-type="float" office:value="12" calcext:value-type="float">
            <text:p>12</text:p>
          </table:table-cell>
          <table:table-cell table:formula="of:=SUM([.M14];[.J14];[.G14];[.D14];[.A14])" office:value-type="float" office:value="9" calcext:value-type="float">
            <text:p>9</text:p>
          </table:table-cell>
          <table:table-cell table:style-name="ce9" table:formula="of:=IF((ROW([.Q14])-2)&lt;=10;[.P14]-(ROW([.Q14])-2);[.P14]-(22-ROW([.Q14]))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B15]);&quot;&quot;;IF([.A15]=[.B15];10+2*[.A15];-2*ABS([.A15]-[.B15])))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E15]);&quot;&quot;;IF([.D15]=[.E15];10+2*[.D15];-2*ABS([.D15]-[.E15])))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H15]);&quot;&quot;;IF([.G15]=[.H15];10+2*[.G15];-2*ABS([.G15]-[.H15])))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K15]);&quot;&quot;;IF([.J15]=[.K15];10+2*[.J15];-2*ABS([.J15]-[.K15])))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N15]);&quot;&quot;;IF([.M15]=[.N15];10+2*[.M15];-2*ABS([.M15]-[.N15])))" office:value-type="float" office:value="14" calcext:value-type="float">
            <text:p>14</text:p>
          </table:table-cell>
          <table:table-cell table:formula="of:=SUM([.M15];[.J15];[.G15];[.D15];[.A15])" office:value-type="float" office:value="7" calcext:value-type="float">
            <text:p>7</text:p>
          </table:table-cell>
          <table:table-cell table:style-name="ce9" table:formula="of:=IF((ROW([.Q15])-2)&lt;=10;[.P15]-(ROW([.Q15])-2);[.P15]-(22-ROW([.Q15]))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B16]);&quot;&quot;;IF([.A16]=[.B16];10+2*[.A16];-2*ABS([.A16]-[.B16])))" office:value-type="float" office:value="-4" calcext:value-type="float">
            <text:p>-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IF(ISBLANK([.E16]);&quot;&quot;;IF([.D16]=[.E16];10+2*[.D16];-2*ABS([.D16]-[.E16])))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H16]);&quot;&quot;;IF([.G16]=[.H16];10+2*[.G16];-2*ABS([.G16]-[.H16])))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K16]);&quot;&quot;;IF([.J16]=[.K16];10+2*[.J16];-2*ABS([.J16]-[.K16])))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N16]);&quot;&quot;;IF([.M16]=[.N16];10+2*[.M16];-2*ABS([.M16]-[.N16])))" office:value-type="float" office:value="12" calcext:value-type="float">
            <text:p>12</text:p>
          </table:table-cell>
          <table:table-cell table:formula="of:=SUM([.M16];[.J16];[.G16];[.D16];[.A16])" office:value-type="float" office:value="4" calcext:value-type="float">
            <text:p>4</text:p>
          </table:table-cell>
          <table:table-cell table:style-name="ce9" table:formula="of:=IF((ROW([.Q16])-2)&lt;=10;[.P16]-(ROW([.Q16])-2);[.P16]-(22-ROW([.Q16])))" office:value-type="float" office:value="-2" calcext:value-type="float">
            <text:p>-2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B17]);&quot;&quot;;IF([.A17]=[.B17];10+2*[.A17];-2*ABS([.A17]-[.B17])))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IF(ISBLANK([.E17]);&quot;&quot;;IF([.D17]=[.E17];10+2*[.D17];-2*ABS([.D17]-[.E17])))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H17]);&quot;&quot;;IF([.G17]=[.H17];10+2*[.G17];-2*ABS([.G17]-[.H17])))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IF(ISBLANK([.K17]);&quot;&quot;;IF([.J17]=[.K17];10+2*[.J17];-2*ABS([.J17]-[.K17])))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IF(ISBLANK([.N17]);&quot;&quot;;IF([.M17]=[.N17];10+2*[.M17];-2*ABS([.M17]-[.N17])))" office:value-type="float" office:value="-2" calcext:value-type="float">
            <text:p>-2</text:p>
          </table:table-cell>
          <table:table-cell table:formula="of:=SUM([.M17];[.J17];[.G17];[.D17];[.A17])" office:value-type="float" office:value="6" calcext:value-type="float">
            <text:p>6</text:p>
          </table:table-cell>
          <table:table-cell table:style-name="ce9" table:formula="of:=IF((ROW([.Q17])-2)&lt;=10;[.P17]-(ROW([.Q17])-2);[.P17]-(22-ROW([.Q17]))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B18]);&quot;&quot;;IF([.A18]=[.B18];10+2*[.A18];-2*ABS([.A18]-[.B18])))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E18]);&quot;&quot;;IF([.D18]=[.E18];10+2*[.D18];-2*ABS([.D18]-[.E18])))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table:formula="of:=IF(ISBLANK([.H18]);&quot;&quot;;IF([.G18]=[.H18];10+2*[.G18];-2*ABS([.G18]-[.H18])))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IF(ISBLANK([.K18]);&quot;&quot;;IF([.J18]=[.K18];10+2*[.J18];-2*ABS([.J18]-[.K18])))" office:value-type="float" office:value="-2" calcext:value-type="float">
            <text:p>-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N18]);&quot;&quot;;IF([.M18]=[.N18];10+2*[.M18];-2*ABS([.M18]-[.N18])))" office:value-type="float" office:value="12" calcext:value-type="float">
            <text:p>12</text:p>
          </table:table-cell>
          <table:table-cell table:formula="of:=SUM([.M18];[.J18];[.G18];[.D18];[.A18])" office:value-type="float" office:value="4" calcext:value-type="float">
            <text:p>4</text:p>
          </table:table-cell>
          <table:table-cell table:style-name="ce9" table:formula="of:=IF((ROW([.Q18])-2)&lt;=10;[.P18]-(ROW([.Q18])-2);[.P18]-(22-ROW([.Q18]))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B19]);&quot;&quot;;IF([.A19]=[.B19];10+2*[.A19];-2*ABS([.A19]-[.B19])))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E19]);&quot;&quot;;IF([.D19]=[.E19];10+2*[.D19];-2*ABS([.D19]-[.E19])))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IF(ISBLANK([.H19]);&quot;&quot;;IF([.G19]=[.H19];10+2*[.G19];-2*ABS([.G19]-[.H19])))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K19]);&quot;&quot;;IF([.J19]=[.K19];10+2*[.J19];-2*ABS([.J19]-[.K19])))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N19]);&quot;&quot;;IF([.M19]=[.N19];10+2*[.M19];-2*ABS([.M19]-[.N19])))" office:value-type="float" office:value="10" calcext:value-type="float">
            <text:p>10</text:p>
          </table:table-cell>
          <table:table-cell table:formula="of:=SUM([.M19];[.J19];[.G19];[.D19];[.A19])" office:value-type="float" office:value="3" calcext:value-type="float">
            <text:p>3</text:p>
          </table:table-cell>
          <table:table-cell table:style-name="ce9" table:formula="of:=IF((ROW([.Q19])-2)&lt;=10;[.P19]-(ROW([.Q19])-2);[.P19]-(22-ROW([.Q19]))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B20]);&quot;&quot;;IF([.A20]=[.B20];10+2*[.A20];-2*ABS([.A20]-[.B20])))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E20]);&quot;&quot;;IF([.D20]=[.E20];10+2*[.D20];-2*ABS([.D20]-[.E20])))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H20]);&quot;&quot;;IF([.G20]=[.H20];10+2*[.G20];-2*ABS([.G20]-[.H20])))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K20]);&quot;&quot;;IF([.J20]=[.K20];10+2*[.J20];-2*ABS([.J20]-[.K20])))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IF(ISBLANK([.N20]);&quot;&quot;;IF([.M20]=[.N20];10+2*[.M20];-2*ABS([.M20]-[.N20])))" office:value-type="float" office:value="-2" calcext:value-type="float">
            <text:p>-2</text:p>
          </table:table-cell>
          <table:table-cell table:formula="of:=SUM([.M20];[.J20];[.G20];[.D20];[.A20])" office:value-type="float" office:value="1" calcext:value-type="float">
            <text:p>1</text:p>
          </table:table-cell>
          <table:table-cell table:style-name="ce9" table:formula="of:=IF((ROW([.Q20])-2)&lt;=10;[.P20]-(ROW([.Q20])-2);[.P20]-(22-ROW([.Q20])))" office:value-type="float" office:value="-1" calcext:value-type="float">
            <text:p>-1</text:p>
          </table:table-cell>
          <table:table-cell table:number-columns-repeated="1007"/>
        </table:table-row>
        <table:table-row table:style-name="ro3"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B21]);&quot;&quot;;IF([.A21]=[.B21];10+2*[.A21];-2*ABS([.A21]-[.B21])))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E21]);&quot;&quot;;IF([.D21]=[.E21];10+2*[.D21];-2*ABS([.D21]-[.E21])))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H21]);&quot;&quot;;IF([.G21]=[.H21];10+2*[.G21];-2*ABS([.G21]-[.H21])))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 table:formula="of:=IF(ISBLANK([.K21]);&quot;&quot;;IF([.J21]=[.K21];10+2*[.J21];-2*ABS([.J21]-[.K21])))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table:formula="of:=IF(ISBLANK([.N21]);&quot;&quot;;IF([.M21]=[.N21];10+2*[.M21];-2*ABS([.M21]-[.N21])))" office:value-type="float" office:value="10" calcext:value-type="float">
            <text:p>10</text:p>
          </table:table-cell>
          <table:table-cell table:formula="of:=SUM([.M21];[.J21];[.G21];[.D21];[.A21])" office:value-type="float" office:value="1" calcext:value-type="float">
            <text:p>1</text:p>
          </table:table-cell>
          <table:table-cell table:style-name="ce9" table:formula="of:=IF((ROW([.Q21])-2)&lt;=10;[.P21]-(ROW([.Q21])-2);[.P21]-(22-ROW([.Q21])))" office:value-type="float" office:value="0" calcext:value-type="float">
            <text:p>0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Ergebnis:</text:p>
          </table:table-cell>
          <table:table-cell table:style-name="ce4"/>
          <table:table-cell table:style-name="ce4" table:formula="of:=SUM([.C3:.C21])" office:value-type="float" office:value="174" calcext:value-type="float">
            <text:p>174</text:p>
          </table:table-cell>
          <table:table-cell table:style-name="ce4" table:number-columns-repeated="2"/>
          <table:table-cell table:style-name="ce4" table:formula="of:=SUM([.F3:.F21])" office:value-type="float" office:value="136" calcext:value-type="float">
            <text:p>136</text:p>
          </table:table-cell>
          <table:table-cell table:style-name="ce4" table:number-columns-repeated="2"/>
          <table:table-cell table:style-name="ce4" table:formula="of:=SUM([.I3:.I21])" office:value-type="float" office:value="144" calcext:value-type="float">
            <text:p>144</text:p>
          </table:table-cell>
          <table:table-cell table:style-name="ce4" table:number-columns-repeated="2"/>
          <table:table-cell table:style-name="ce4" table:formula="of:=SUM([.L3:.L21])" office:value-type="float" office:value="174" calcext:value-type="float">
            <text:p>174</text:p>
          </table:table-cell>
          <table:table-cell table:style-name="ce4" table:number-columns-repeated="2"/>
          <table:table-cell table:style-name="ce4" table:formula="of:=SUM([.O3:.O21])" office:value-type="float" office:value="138" calcext:value-type="float">
            <text:p>138</text:p>
          </table:table-cell>
          <table:table-cell table:style-name="ce4" table:number-columns-repeated="1009"/>
        </table:table-row>
        <table:table-row table:style-name="ro5">
          <table:table-cell table:style-name="ce5" office:value-type="string" calcext:value-type="string">
            <text:p>Platz:</text:p>
          </table:table-cell>
          <table:table-cell table:style-name="ce5"/>
          <table:table-cell table:style-name="ce5" table:formula="of:=RANK([.C22];[.$C$22:.$O$22];0)" office:value-type="float" office:value="1" calcext:value-type="float">
            <text:p>1</text:p>
          </table:table-cell>
          <table:table-cell table:style-name="ce5" table:number-columns-repeated="2"/>
          <table:table-cell table:style-name="ce5" table:formula="of:=RANK([.F22];[.$C$22:.$O$22];0)" office:value-type="float" office:value="5" calcext:value-type="float">
            <text:p>5</text:p>
          </table:table-cell>
          <table:table-cell table:style-name="ce5" table:number-columns-repeated="2"/>
          <table:table-cell table:style-name="ce5" table:formula="of:=RANK([.I22];[.$C$22:.$O$22];0)" office:value-type="float" office:value="3" calcext:value-type="float">
            <text:p>3</text:p>
          </table:table-cell>
          <table:table-cell table:style-name="ce5" table:number-columns-repeated="2"/>
          <table:table-cell table:style-name="ce5" table:formula="of:=RANK([.L22];[.$C$22:.$O$22];0)" office:value-type="float" office:value="1" calcext:value-type="float">
            <text:p>1</text:p>
          </table:table-cell>
          <table:table-cell table:style-name="ce5" table:number-columns-repeated="2"/>
          <table:table-cell table:style-name="ce5" table:formula="of:=RANK([.O22];[.$C$22:.$O$22];0)" office:value-type="float" office:value="4" calcext:value-type="float">
            <text:p>4</text:p>
          </table:table-cell>
          <table:table-cell table:style-name="ce5"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Q3:Tabelle1.Q21">
            <calcext:condition calcext:apply-style-name="Unbenannt1" calcext:value="&lt;0" calcext:base-cell-address="Tabelle1.Q3"/>
            <calcext:condition calcext:apply-style-name="Unbenannt2" calcext:value="&gt;0" calcext:base-cell-address="Tabelle1.Q3"/>
            <calcext:condition calcext:apply-style-name="Unbenannt3" calcext:value="=0" calcext:base-cell-address="Tabelle1.Q3"/>
          </calcext:conditional-format>
          <calcext:conditional-format calcext:target-range-address="Tabelle1.A1:Tabelle1.O1">
            <calcext:condition calcext:apply-style-name="Unbenannt4" calcext:value="formula-is([$Tabelle1.C$23]=1)" calcext:base-cell-address="Tabelle1.A1"/>
            <calcext:condition calcext:apply-style-name="Unbenannt5" calcext:value="formula-is([$Tabelle1.C$23]=2)" calcext:base-cell-address="Tabelle1.A1"/>
            <calcext:condition calcext:apply-style-name="Unbenannt6" calcext:value="formula-is([$Tabelle1.C$23]=3)" calcext:base-cell-address="Tabelle1.A1"/>
          </calcext:conditional-format>
          <calcext:conditional-format calcext:target-range-address="Tabelle1.C3:Tabelle1.C21 Tabelle1.F3:Tabelle1.F21 Tabelle1.I3:Tabelle1.I21 Tabelle1.L3:Tabelle1.L21 Tabelle1.O3:Tabelle1.O21">
            <calcext:condition calcext:apply-style-name="Unbenannt2" calcext:value="&lt;0" calcext:base-cell-address="Tabelle1.C3"/>
            <calcext:condition calcext:apply-style-name="Unbenannt1" calcext:value="&gt;0" calcext:base-cell-address="Tabelle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cc33"/>
    </style:style>
    <style:style style:name="Unbenannt2" style:family="table-cell" style:parent-style-name="Default">
      <style:table-cell-properties fo:background-color="#ff3333"/>
    </style:style>
    <style:style style:name="Unbenannt3" style:family="table-cell" style:parent-style-name="Default">
      <style:table-cell-properties fo:background-color="#cc9900"/>
    </style:style>
    <style:style style:name="Unbenannt4" style:family="table-cell" style:parent-style-name="Default">
      <style:table-cell-properties fo:background-color="#cc9900"/>
    </style:style>
    <style:style style:name="Unbenannt5" style:family="table-cell" style:parent-style-name="Default">
      <style:table-cell-properties fo:background-color="#b2b2b2"/>
    </style:style>
    <style:style style:name="Unbenannt6" style:family="table-cell" style:parent-style-name="Default">
      <style:table-cell-properties fo:background-color="#661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.00.0000</text:date>, <text:time style:data-style-name="N2" text:time-value="14:55:47.3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2:02:46.953000000</meta:creation-date>
    <dc:date>2016-10-25T14:59:31.018000000</dc:date>
    <meta:editing-duration>PT1H14M</meta:editing-duration>
    <meta:editing-cycles>13</meta:editing-cycles>
    <meta:generator>LibreOffice/5.0.5.2$Windows_x86 LibreOffice_project/55b006a02d247b5f7215fc6ea0fde844b30035b3</meta:generator>
    <meta:document-statistic meta:table-count="1" meta:cell-count="357" meta:object-count="0"/>
  </office:meta>
</office:document-meta>
</file>